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draw:auto-grow-height="true" fo:min-height="16.255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outline1">
      <style:graphic-properties fo:min-height="11.928cm"/>
    </style:style>
    <style:style style:name="pr7" style:family="presentation" style:parent-style-name="Default-title">
      <style:graphic-properties draw:auto-grow-height="true" fo:min-height="3.506cm"/>
    </style:style>
    <style:style style:name="pr8" style:family="presentation" style:parent-style-name="Default-notes">
      <style:graphic-properties draw:fill-color="#ffffff" draw:auto-grow-height="true" fo:min-height="12.572cm"/>
    </style:style>
    <style:style style:name="P1" style:family="paragraph">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4cm" svg:x="1.4cm" svg:y="0.837cm" presentation:class="subtitle">
          <draw:text-box>
            <text:p>The ExtJs JavaScript toolkit<text:line-break/>Mark Veltzer</text:p>
            <text:p>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layer="layout" svg:width="25.199cm" svg:height="16.255cm" svg:x="1.4cm" svg:y="0.837cm" presentation:class="subtitle">
          <draw:text-box>
            <text:p>ExtJs introduction</text:p>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hy ExtJs? - The mobile world</text:p>
          </draw:text-box>
        </draw:frame>
        <draw:frame presentation:style-name="pr5" draw:layer="layout" svg:width="24.639cm" svg:height="15.406cm" svg:x="1.4cm" svg:y="4.914cm" presentation:class="outline" presentation:user-transformed="true">
          <draw:text-box>
            <text:list text:style-name="L2">
              <text:list-item>
                <text:p>JavaScript is now the predominant option if you want to develop both for the desktop and mobile world.</text:p>
              </text:list-item>
              <text:list-item>
                <text:p>The alternative is to develop native applications for each platform: JavaScript for desktop, Objective C for iOS, Java for Android.</text:p>
              </text:list-item>
              <text:list-item>
                <text:p>This requires many more developers with a many more skills and training.</text:p>
              </text:list-item>
              <text:list-item>
                <text:p>And takes it's toll on your bottom line.</text:p>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hy ExtJs? - The mobile world</text:p>
          </draw:text-box>
        </draw:frame>
        <draw:frame presentation:style-name="pr5" draw:layer="layout" svg:width="24.639cm" svg:height="15.406cm" svg:x="1.4cm" svg:y="4.914cm" presentation:class="outline" presentation:user-transformed="true">
          <draw:text-box>
            <text:list text:style-name="L2">
              <text:list-item>
                <text:p>Using a toolkit like ExtJs you can share code between the Desktop and Mobile applications.</text:p>
              </text:list-item>
              <text:list-item>
                <text:p>This also means that fixing bugs applies to all platforms.</text:p>
              </text:list-item>
              <text:list-item>
                <text:p>And also a single language for all of your programming needs, single development environment, single QA team and so forth.</text:p>
              </text:list-item>
              <text:list-item>
                <text:p>The only issue is the shaky nature of the JavaScript language which is detested by commercial software vendors.</text:p>
              </text:list-item>
            </text:list>
          </draw:text-box>
        </draw:frame>
        <presentation:notes draw:style-name="dp2">
          <draw:page-thumbnail draw:style-name="gr1" draw:layer="layout" svg:width="13.968cm" svg:height="10.476cm" svg:x="3.81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ramework vs API</text:p>
          </draw:text-box>
        </draw:frame>
        <draw:frame presentation:style-name="pr5" draw:layer="layout" svg:width="24.639cm" svg:height="12.179cm" svg:x="1.4cm" svg:y="4.914cm" presentation:class="outline">
          <draw:text-box>
            <text:list text:style-name="L2">
              <text:list-item>
                <text:p>An API is just a bunch of functions or object, each with it's own specific purpose, which one can call at ones own leisure.</text:p>
              </text:list-item>
              <text:list-item>
                <text:p>When one uses an API one is in charge. You decide when, and if, to call any of the APIs.</text:p>
              </text:list-item>
              <text:list-item>
                <text:p>A Framework usually also provides a lot of APIs but is different from an API.</text:p>
              </text:list-item>
            </text:list>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Getting ExtJs</text:p>
          </draw:text-box>
        </draw:frame>
        <draw:frame presentation:style-name="pr6" draw:layer="layout" svg:width="24.639cm" svg:height="12.178cm" svg:x="1.4cm" svg:y="4.914cm" presentation:class="outline" presentation:user-transformed="true">
          <draw:text-box>
            <text:list text:style-name="L2">
              <text:list-item>
                <text:p><text:span text:style-name="T1">Go to </text:span><text:span text:style-name="T1"><text:a xlink:href="http://www.sencha.com/products/extjs/">http://www.sencha.com/products/extjs/</text:a></text:span></text:p>
                <text:p><text:span text:style-name="T1">download/ext-js-4.1/</text:span></text:p>
              </text:list-item>
              <text:list-item>
                <text:p><text:span text:style-name="T2">Download the zip file (</text:span><text:span text:style-name="T1">ext-4.1.0-gpl.zip</text:span><text:span text:style-name="T2">)</text:span></text:p>
              </text:list-item>
              <text:list-item>
                <text:p><text:span text:style-name="T2">Uncompress it to get a folder called </text:span><text:span text:style-name="T1">extjs-4.1.0</text:span><text:span text:style-name="T2">.</text:span></text:p>
              </text:list-item>
              <text:list-item>
                <text:p><text:span text:style-name="T2">Put it somewhere in your web folder.</text:span></text:p>
              </text:list-item>
              <text:list-item>
                <text:p><text:span text:style-name="T2">I liked to create a folder called “toolkits” to put third party code in.</text:span></text:p>
              </text:list-item>
            </text:list>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Using ExtJs</text:p>
          </draw:text-box>
        </draw:frame>
        <draw:frame presentation:style-name="pr6" draw:layer="layout" svg:width="24.639cm" svg:height="12.178cm" svg:x="1.4cm" svg:y="4.914cm" presentation:class="outline" presentation:user-transformed="true">
          <draw:text-box>
            <text:list text:style-name="L2">
              <text:list-item>
                <text:p>On UNIX create a symlink to that folder by the name of extjs. On Windows just rename it so.</text:p>
              </text:list-item>
              <text:list-item>
                <text:p>The idea is that you will not have to change the source code of your pages each time you switch ExtJs versions.</text:p>
              </text:list-item>
              <text:list-item>
                <text:p>Other ways to achieve the same goal exist (server side include?).</text:p>
              </text:list-item>
              <text:list-item>
                <text:p>Now create pages referencing this ExtJs installation.</text:p>
              </text:list-item>
              <text:list-item>
                <text:p>That's it!</text:p>
              </text:list-item>
            </text:list>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Version of ExtJs</text:p>
          </draw:text-box>
        </draw:frame>
        <draw:frame presentation:style-name="pr6" draw:layer="layout" svg:width="24.639cm" svg:height="12.178cm" svg:x="1.4cm" svg:y="4.914cm" presentation:class="outline">
          <draw:text-box>
            <text:list text:style-name="L2">
              <text:list-item>
                <text:p>We will discuss ExtJs 4.1</text:p>
              </text:list-item>
              <text:list-item>
                <text:p>3.2 is a widely used version too.</text:p>
              </text:list-item>
              <text:list-item>
                <text:p>Most 3.2 code will run unaltered on 4.x</text:p>
              </text:list-item>
              <text:list-item>
                <text:p>The reverse is not true</text:p>
              </text:list-item>
              <text:list-item>
                <text:p>Transitions from version 1.x to 2.x and 2.x to 3.x were more painful.</text:p>
              </text:list-item>
              <text:list-item>
                <text:p>As ExtJs spread Sencha made a bigger effort toward backward compatibility.</text:p>
              </text:list-item>
            </text:list>
          </draw:text-box>
        </draw:frame>
        <presentation:notes draw:style-name="dp2">
          <draw:page-thumbnail draw:style-name="gr1" draw:layer="layout" svg:width="13.968cm" svg:height="10.476cm" svg:x="3.81cm" svg:y="2.123cm" draw:page-number="8" presentation:class="page"/>
          <draw:frame presentation:style-name="pr8"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ich version to choose?</text:p>
          </draw:text-box>
        </draw:frame>
        <draw:frame presentation:style-name="pr6" draw:layer="layout" svg:width="24.639cm" svg:height="12.178cm" svg:x="1.4cm" svg:y="4.914cm" presentation:class="outline">
          <draw:text-box>
            <text:list text:style-name="L2">
              <text:list-item>
                <text:p>If you are starting a project latest seems to best solution.</text:p>
              </text:list-item>
              <text:list-item>
                <text:p>If you are maintaining code then you may have to settle for less than latest.</text:p>
              </text:list-item>
              <text:list-item>
                <text:p>As opposed to server side programming client side programming is a very rapidly evolving field.</text:p>
              </text:list-item>
            </text:list>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ich version to choose?</text:p>
          </draw:text-box>
        </draw:frame>
        <draw:frame presentation:style-name="pr6" draw:layer="layout" svg:width="24.639cm" svg:height="12.178cm" svg:x="1.4cm" svg:y="4.914cm" presentation:class="outline">
          <draw:text-box>
            <text:list text:style-name="L2">
              <text:list-item>
                <text:p>On the server side you can hold on to a technology which is considered obsolete for years and you don't feel the pain because on the server there are no “I can't do it” type of issues but rather “how easy it is to do it”.</text:p>
              </text:list-item>
              <text:list-item>
                <text:p>On the client side new technologies (think touch, sound, video) are appearing all of the time. If you don't upgrade the technologies that you are using then you simply “can't do it”.</text:p>
              </text:list-item>
            </text:list>
          </draw:text-box>
        </draw:frame>
        <presentation:notes draw:style-name="dp2">
          <draw:page-thumbnail draw:style-name="gr1" draw:layer="layout" svg:width="13.968cm" svg:height="10.476cm" svg:x="3.81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ich version to choose?</text:p>
          </draw:text-box>
        </draw:frame>
        <draw:frame presentation:style-name="pr6" draw:layer="layout" svg:width="24.639cm" svg:height="12.178cm" svg:x="1.4cm" svg:y="4.914cm" presentation:class="outline">
          <draw:text-box>
            <text:list text:style-name="L2">
              <text:list-item>
                <text:p>This means that you want to use the latest and push for that all the time otherwise the upgrade will be forced on you at the most inconvenient moment.</text:p>
              </text:list-item>
              <text:list-item>
                <text:p>A common solution is to put a small team on trying out a new version of ExtJs as soon as it comes out.</text:p>
              </text:list-item>
              <text:list-item>
                <text:p>The small team will push changes into the code designed to adjust the code to the new version.</text:p>
              </text:list-item>
              <text:list-item>
                <text:p>At some point, when the QA has done testing using the new version, the version will just switch.</text:p>
              </text:list-item>
            </text:list>
          </draw:text-box>
        </draw:frame>
        <presentation:notes draw:style-name="dp2">
          <draw:page-thumbnail draw:style-name="gr1" draw:layer="layout" svg:width="13.968cm" svg:height="10.476cm" svg:x="3.81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ich version to choose?</text:p>
          </draw:text-box>
        </draw:frame>
        <draw:frame presentation:style-name="pr6" draw:layer="layout" svg:width="24.639cm" svg:height="12.178cm" svg:x="1.4cm" svg:y="4.914cm" presentation:class="outline">
          <draw:text-box>
            <text:list text:style-name="L2">
              <text:list-item>
                <text:p>Remember that ExtJs is a big and very quickly evolving project and also that it is open source.</text:p>
              </text:list-item>
              <text:list-item>
                <text:p>You should be running alongside it as it will not stand still for you.</text:p>
              </text:list-item>
              <text:list-item>
                <text:p>Failure to use this strategy may result in a bad ExtJs experience which is not the fault of ExtJs but rather of the programmers using it.</text:p>
              </text:list-item>
            </text:list>
          </draw:text-box>
        </draw:frame>
        <presentation:notes draw:style-name="dp2">
          <draw:page-thumbnail draw:style-name="gr1" draw:layer="layout" svg:width="13.968cm" svg:height="10.476cm" svg:x="3.81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tJs documentation</text:p>
          </draw:text-box>
        </draw:frame>
        <draw:frame presentation:style-name="pr5" draw:layer="layout" svg:width="24.639cm" svg:height="12.179cm" svg:x="1.4cm" svg:y="4.914cm" presentation:class="outline">
          <draw:text-box>
            <text:list text:style-name="L2">
              <text:list-item>
                <text:p>The official docs at <text:span text:style-name="T1"><text:a xlink:href="http://docs.sencha.com/ext-js/4-1/">http://docs.sencha.com/ext-js/4-1/</text:a></text:span></text:p>
              </text:list-item>
              <text:list-item>
                <text:p><text:span text:style-name="T2">Stack overflow has many discussions about ExtJs issues.</text:span></text:p>
              </text:list-item>
              <text:list-item>
                <text:p><text:span text:style-name="T2">Many Internet blogs.</text:span></text:p>
              </text:list-item>
              <text:list-item>
                <text:p><text:span text:style-name="T2">Many books. I recommend: Learning Ext JS 3.2, Ext JS 4 First Look. They are not the best in my opinion but they are the best out there.</text:span></text:p>
              </text:list-item>
            </text:list>
          </draw:text-box>
        </draw:frame>
        <presentation:notes draw:style-name="dp2">
          <draw:page-thumbnail draw:style-name="gr1"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4T04:03:32</meta:creation-date>
    <meta:editing-duration>PT1H58M42S</meta:editing-duration>
    <meta:editing-cycles>20</meta:editing-cycles>
    <dc:date>2012-05-16T06:02:56</dc:date>
    <meta:generator>LibreOffice/3.5$Linux_x86 LibreOffice_project/350m1$Build-2</meta:generator>
    <meta:document-statistic meta:object-count="71"/>
  </office:meta>
</office:document-meta>
</file>